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1e1f4"/>
    </style:style>
    <style:style style:name="gr2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draw:fill="none" draw:textarea-horizontal-align="left" draw:auto-grow-width="true" fo:min-height="0.602cm" fo:min-width="3.22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602cm" fo:min-width="0.28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602cm" fo:min-width="3.21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602cm" fo:min-width="4.19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602cm" fo:min-width="2.82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602cm" fo:min-width="2.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602cm" fo:min-width="3.47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602cm" fo:min-width="4.39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602cm" fo:min-width="3.87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602cm" fo:min-width="4.464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602cm" fo:min-width="4.46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602cm" fo:min-width="2.91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602cm" fo:min-width="4.35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602cm" fo:min-width="0.96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auto-grow-width="true" fo:min-height="0.602cm" fo:min-width="4.34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auto-grow-width="true" fo:min-height="0.602cm" fo:min-width="4.22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auto-grow-width="true" fo:min-height="0.602cm" fo:min-width="2.54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auto-grow-width="true" fo:min-height="0.602cm" fo:min-width="1.91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auto-grow-width="true" fo:min-height="0.602cm" fo:min-width="4.61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auto-grow-width="true" fo:min-height="0.602cm" fo:min-width="1.50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auto-grow-width="true" fo:min-height="0.602cm" fo:min-width="2.52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auto-grow-width="true" fo:min-height="0.602cm" fo:min-width="3.70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auto-grow-width="true" fo:min-height="0.602cm" fo:min-width="2.48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auto-grow-width="true" fo:min-height="0.602cm" fo:min-width="2.17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auto-grow-width="true" fo:min-height="0.602cm" fo:min-width="4.671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auto-grow-width="true" fo:min-height="0.602cm" fo:min-width="3.45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auto-grow-width="true" fo:min-height="0.602cm" fo:min-width="5.81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auto-grow-width="true" fo:min-height="0.602cm" fo:min-width="4.75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auto-grow-width="true" fo:min-height="0.602cm" fo:min-width="5.25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auto-grow-width="true" fo:min-height="0.602cm" fo:min-width="4.794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auto-grow-width="true" fo:min-height="0.602cm" fo:min-width="3.73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auto-grow-width="true" fo:min-height="0.602cm" fo:min-width="0.78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auto-grow-width="true" fo:min-height="0.602cm" fo:min-width="2.37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auto-grow-width="true" fo:min-height="0.602cm" fo:min-width="0.16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auto-grow-width="true" fo:min-height="0.602cm" fo:min-width="2.051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auto-grow-width="true" fo:min-height="0.602cm" fo:min-width="1.80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auto-grow-width="true" fo:min-height="0.602cm" fo:min-width="0.688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auto-grow-width="true" fo:min-height="0.602cm" fo:min-width="1.34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auto-grow-width="true" fo:min-height="0.602cm" fo:min-width="1.9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auto-grow-width="true" fo:min-height="0.602cm" fo:min-width="1.12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auto-grow-width="true" fo:min-height="0.602cm" fo:min-width="1.26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auto-grow-width="true" fo:min-height="0.602cm" fo:min-width="0.96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auto-grow-width="true" fo:min-height="0.602cm" fo:min-width="1.238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auto-grow-width="true" fo:min-height="0.602cm" fo:min-width="1.729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auto-grow-width="true" fo:min-height="0.602cm" fo:min-width="0.98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auto-grow-width="true" fo:min-height="0.602cm" fo:min-width="2.762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auto-grow-width="true" fo:min-height="0.602cm" fo:min-width="0.85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auto-grow-width="true" fo:min-height="0.602cm" fo:min-width="2.30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auto-grow-width="true" fo:min-height="0.602cm" fo:min-width="3.03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auto-grow-width="true" fo:min-height="0.602cm" fo:min-width="2.2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auto-grow-width="true" fo:min-height="0.602cm" fo:min-width="1.74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auto-grow-width="true" fo:min-height="0.602cm" fo:min-width="1.83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auto-grow-width="true" fo:min-height="0.602cm" fo:min-width="1.25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auto-grow-width="true" fo:min-height="0.602cm" fo:min-width="0.97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auto-grow-width="true" fo:min-height="0.602cm" fo:min-width="1.38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auto-grow-width="true" fo:min-height="0.602cm" fo:min-width="2.495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auto-grow-width="true" fo:min-height="0.602cm" fo:min-width="1.66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auto-grow-width="true" fo:min-height="0.602cm" fo:min-width="0.86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auto-grow-width="true" fo:min-height="0.602cm" fo:min-width="5.28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auto-grow-width="true" fo:min-height="0.602cm" fo:min-width="2.93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auto-grow-width="true" fo:min-height="0.602cm" fo:min-width="2.68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auto-grow-width="true" fo:min-height="0.602cm" fo:min-width="2.381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auto-grow-width="true" fo:min-height="0.602cm" fo:min-width="2.60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auto-grow-width="true" fo:min-height="0.602cm" fo:min-width="2.29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auto-grow-width="true" fo:min-height="0.602cm" fo:min-width="4.28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auto-grow-width="true" fo:min-height="0.602cm" fo:min-width="1.91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auto-grow-width="true" fo:min-height="0.602cm" fo:min-width="2.3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auto-grow-width="true" fo:min-height="0.602cm" fo:min-width="2.191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auto-grow-width="true" fo:min-height="0.602cm" fo:min-width="2.855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auto-grow-width="true" fo:min-height="0.602cm" fo:min-width="2.5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auto-grow-width="true" fo:min-height="0.602cm" fo:min-width="4.582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auto-grow-width="true" fo:min-height="0.602cm" fo:min-width="0.83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auto-grow-width="true" fo:min-height="0.602cm" fo:min-width="2.407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auto-grow-width="true" fo:min-height="0.602cm" fo:min-width="1.74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auto-grow-width="true" fo:min-height="0.602cm" fo:min-width="1.966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auto-grow-width="true" fo:min-height="0.602cm" fo:min-width="1.24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auto-grow-width="true" fo:min-height="0.602cm" fo:min-width="1.05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auto-grow-width="true" fo:min-height="0.602cm" fo:min-width="1.331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auto-grow-width="true" fo:min-height="0.602cm" fo:min-width="4.756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auto-grow-width="true" fo:min-height="0.602cm" fo:min-width="4.117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auto-grow-width="true" fo:min-height="0.602cm" fo:min-width="3.86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auto-grow-width="true" fo:min-height="0.602cm" fo:min-width="2.957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auto-grow-width="true" fo:min-height="0.602cm" fo:min-width="2.076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auto-grow-width="true" fo:min-height="0.602cm" fo:min-width="1.996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auto-grow-width="true" fo:min-height="0.602cm" fo:min-width="3.236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auto-grow-width="true" fo:min-height="0.602cm" fo:min-width="7.106cm" fo:padding-top="0cm" fo:padding-bottom="0cm" fo:padding-left="0cm" fo:padding-right="0cm"/>
    </style:style>
    <style:style style:name="gr90" style:family="graphic" style:parent-style-name="objectwithoutfill">
      <style:graphic-properties draw:marker-end="Arrow" draw:marker-end-width="0.3cm" draw:fill="none" draw:textarea-vertical-align="middle"/>
    </style:style>
    <style:style style:name="gr91" style:family="graphic" style:parent-style-name="standard">
      <style:graphic-properties draw:stroke="none" draw:fill="none" draw:textarea-horizontal-align="left" draw:auto-grow-width="true" fo:min-height="5.457cm" fo:min-width="4.671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auto-grow-width="true" fo:min-height="0.981cm" fo:min-width="4.379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auto-grow-width="true" fo:min-height="5.042cm" fo:min-width="5.83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auto-grow-width="true" fo:min-height="1.27cm" fo:min-width="5.14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auto-grow-width="true" fo:min-height="3.048cm" fo:min-width="5.598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auto-grow-width="true" fo:min-height="3.175cm" fo:min-width="7.106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auto-grow-width="true" fo:min-height="4.856cm" fo:min-width="5.941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auto-grow-width="true" fo:min-height="2.413cm" fo:min-width="7.106cm" fo:padding-top="0cm" fo:padding-bottom="0cm" fo:padding-left="0cm" fo:padding-right="0cm"/>
    </style:style>
    <style:style style:name="gr99" style:family="graphic" style:parent-style-name="standard">
      <style:graphic-properties draw:stroke="none" draw:fill="none" fo:min-height="1.01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000000" fo:font-family="Times, serif" fo:font-size="14pt" fo:font-style="normal" fo:font-weight="normal"/>
    </style:style>
    <style:style style:name="T2" style:family="text">
      <style:text-properties fo:color="#ff0000" fo:font-family="Times, serif" fo:font-size="14pt" fo:font-style="normal" fo:font-weight="normal"/>
    </style:style>
    <style:style style:name="T3" style:family="text">
      <style:text-properties fo:color="#000000" fo:font-family="Times, serif" fo:font-size="14pt" fo:font-style="normal" fo:font-weight="bold" style:font-weight-asian="bold" style:font-weight-complex="bold"/>
    </style:style>
    <style:style style:name="T4" style:family="text">
      <style:text-properties fo:color="#000000" fo:font-family="Times, serif" fo:font-size="14pt" fo:font-style="normal" fo:font-weight="bold" style:font-size-asian="14pt" style:font-weight-asian="bold" style:font-size-complex="14pt" style:font-weight-complex="bold"/>
    </style:style>
    <style:style style:name="T5" style:family="text">
      <style:text-properties fo:color="#000000" fo:font-family="Times, serif" fo:font-size="14pt" fo:font-style="normal" fo:font-weight="normal" style:font-size-asian="14pt" style:font-size-complex="14pt"/>
    </style:style>
    <style:style style:name="T6" style:family="text">
      <style:text-properties fo:color="#000000" fo:font-family="Times, serif" fo:font-size="14pt" fo:font-style="normal" fo:font-weight="bold" style:font-size-asian="14pt" style:font-weight-asian="bold" style:font-size-complex="14pt" style:font-weight-complex="bold"/>
    </style:style>
    <style:style style:name="T7" style:family="text">
      <style:text-properties fo:color="#000000" fo:font-family="Times, serif" fo:font-size="14pt" fo:font-style="normal" fo:font-weight="normal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3.775cm" svg:height="0.882cm" svg:x="0.635cm" svg:y="21.209cm" svg:viewBox="0 0 3776 883" draw:points="0,883 0,0 3776,0 3776,883">
          <text:p/>
        </draw:polygon>
        <draw:polygon draw:style-name="gr2" xml:id="id13" draw:id="id13" draw:layer="layout" svg:width="3.775cm" svg:height="0.882cm" svg:x="0.635cm" svg:y="21.209cm" svg:viewBox="0 0 3776 883" draw:points="0,883 0,0 3776,0 3776,883">
          <text:p/>
        </draw:polygon>
        <draw:polygon draw:style-name="gr2" draw:layer="layout" svg:width="3.775cm" svg:height="0.423cm" svg:x="0.635cm" svg:y="22.091cm" svg:viewBox="0 0 3776 424" draw:points="0,424 0,0 3776,0 3776,424">
          <text:p/>
        </draw:polygon>
        <draw:polygon draw:style-name="gr3" draw:layer="layout" svg:width="1.693cm" svg:height="0.071cm" svg:x="2.54cm" svg:y="22.267cm" svg:viewBox="0 0 1694 72" draw:points="0,72 0,0 1694,0 1694,72">
          <text:p/>
        </draw:polygon>
        <draw:polygon draw:style-name="gr2" draw:layer="layout" svg:width="3.775cm" svg:height="0.882cm" svg:x="0.635cm" svg:y="22.514cm" svg:viewBox="0 0 3776 883" draw:points="0,883 0,0 3776,0 3776,883">
          <text:p/>
        </draw:polygon>
        <draw:polygon draw:style-name="gr3" draw:layer="layout" svg:width="3.104cm" svg:height="0.529cm" svg:x="1.129cm" svg:y="22.69cm" svg:viewBox="0 0 3105 530" draw:points="0,530 0,0 3105,0 3105,530">
          <text:p/>
        </draw:polygon>
        <draw:polygon draw:style-name="gr1" draw:layer="layout" svg:width="5.009cm" svg:height="0.882cm" svg:x="3.302cm" svg:y="0.808cm" svg:viewBox="0 0 5010 883" draw:points="0,883 0,0 5010,0 5010,883">
          <text:p/>
        </draw:polygon>
        <draw:polygon draw:style-name="gr2" xml:id="id6" draw:id="id6" draw:layer="layout" svg:width="5.009cm" svg:height="0.882cm" svg:x="3.302cm" svg:y="0.808cm" svg:viewBox="0 0 5010 883" draw:points="0,883 0,0 5010,0 5010,883">
          <text:p/>
        </draw:polygon>
        <draw:polygon draw:style-name="gr2" draw:layer="layout" svg:width="5.009cm" svg:height="0.423cm" svg:x="3.302cm" svg:y="1.69cm" svg:viewBox="0 0 5010 424" draw:points="0,424 0,0 5010,0 5010,424">
          <text:p/>
        </draw:polygon>
        <draw:polygon draw:style-name="gr3" draw:layer="layout" svg:width="2.328cm" svg:height="0.071cm" svg:x="5.807cm" svg:y="1.866cm" svg:viewBox="0 0 2329 72" draw:points="0,72 0,0 2329,0 2329,72">
          <text:p/>
        </draw:polygon>
        <draw:polygon draw:style-name="gr2" draw:layer="layout" svg:width="5.009cm" svg:height="7.619cm" svg:x="3.302cm" svg:y="2.159cm" svg:viewBox="0 0 5010 7620" draw:points="127,7620 0,0 5010,0 4953,7620">
          <text:p/>
        </draw:polygon>
        <draw:polygon draw:style-name="gr1" draw:layer="layout" svg:width="6.279cm" svg:height="0.882cm" svg:x="12.873cm" svg:y="1.474cm" svg:viewBox="0 0 6280 883" draw:points="0,883 0,0 6280,0 6280,883">
          <text:p/>
        </draw:polygon>
        <draw:polygon draw:style-name="gr2" xml:id="id7" draw:id="id7" draw:layer="layout" svg:width="6.279cm" svg:height="0.882cm" svg:x="12.873cm" svg:y="1.474cm" svg:viewBox="0 0 6280 883" draw:points="0,883 0,0 6280,0 6280,883">
          <text:p/>
        </draw:polygon>
        <draw:polygon draw:style-name="gr2" draw:layer="layout" svg:width="6.279cm" svg:height="0.423cm" svg:x="12.873cm" svg:y="2.356cm" svg:viewBox="0 0 6280 424" draw:points="0,424 0,0 6280,0 6280,424">
          <text:p/>
        </draw:polygon>
        <draw:polygon draw:style-name="gr3" draw:layer="layout" svg:width="2.963cm" svg:height="0.071cm" svg:x="16.013cm" svg:y="2.532cm" svg:viewBox="0 0 2964 72" draw:points="0,72 0,0 2964,0 2964,72">
          <text:p/>
        </draw:polygon>
        <draw:polygon draw:style-name="gr2" draw:layer="layout" svg:width="6.303cm" svg:height="7.888cm" svg:x="12.873cm" svg:y="2.779cm" svg:viewBox="0 0 6304 7889" draw:points="81,7889 0,0 6280,0 6304,7889">
          <text:p/>
        </draw:polygon>
        <draw:polygon draw:style-name="gr1" draw:layer="layout" svg:width="2.646cm" svg:height="0.882cm" svg:x="38.382cm" svg:y="18.107cm" svg:viewBox="0 0 2647 883" draw:points="0,0 2647,0 2647,883 0,883">
          <text:p/>
        </draw:polygon>
        <draw:polygon draw:style-name="gr2" xml:id="id5" draw:id="id5" draw:layer="layout" svg:width="5.841cm" svg:height="1.203cm" svg:x="38.255cm" svg:y="17.78cm" svg:viewBox="0 0 5842 1204" draw:points="0,0 5842,0 5842,1204 0,1204">
          <text:p/>
        </draw:polygon>
        <draw:polygon draw:style-name="gr2" draw:layer="layout" svg:width="5.821cm" svg:height="0.447cm" svg:x="38.275cm" svg:y="18.923cm" svg:viewBox="0 0 5822 448" draw:points="0,0 5822,0 5822,448 0,448">
          <text:p/>
        </draw:polygon>
        <draw:polygon draw:style-name="gr3" draw:layer="layout" svg:width="1.129cm" svg:height="0.071cm" svg:x="39.573cm" svg:y="21.391cm" svg:viewBox="0 0 1130 72" draw:points="0,0 1130,0 1130,72 0,72">
          <text:p/>
        </draw:polygon>
        <draw:polygon draw:style-name="gr2" draw:layer="layout" svg:width="5.841cm" svg:height="1.777cm" svg:x="38.255cm" svg:y="19.304cm" svg:viewBox="0 0 5842 1778" draw:points="0,0 5842,0 5842,1778 0,1778">
          <text:p/>
        </draw:polygon>
        <draw:polygon draw:style-name="gr1" draw:layer="layout" svg:width="4.904cm" svg:height="0.882cm" svg:x="24.13cm" svg:y="2.286cm" svg:viewBox="0 0 4905 883" draw:points="0,883 0,0 4905,0 4905,883">
          <text:p/>
        </draw:polygon>
        <draw:polygon draw:style-name="gr2" xml:id="id2" draw:id="id2" draw:layer="layout" svg:width="4.904cm" svg:height="0.882cm" svg:x="24.13cm" svg:y="2.286cm" svg:viewBox="0 0 4905 883" draw:points="0,883 0,0 4905,0 4905,883">
          <text:p/>
        </draw:polygon>
        <draw:polygon draw:style-name="gr2" draw:layer="layout" svg:width="4.904cm" svg:height="0.423cm" svg:x="24.13cm" svg:y="3.168cm" svg:viewBox="0 0 4905 424" draw:points="0,424 0,0 4905,0 4905,424">
          <text:p/>
        </draw:polygon>
        <draw:polygon draw:style-name="gr3" draw:layer="layout" svg:width="2.258cm" svg:height="0.071cm" svg:x="26.599cm" svg:y="3.345cm" svg:viewBox="0 0 2259 72" draw:points="0,72 0,0 2259,0 2259,72">
          <text:p/>
        </draw:polygon>
        <draw:polygon draw:style-name="gr2" draw:layer="layout" svg:width="4.952cm" svg:height="6.31cm" svg:x="24.153cm" svg:y="3.595cm" svg:viewBox="0 0 4953 6311" draw:points="0,6311 19,28 4924,0 4953,6311">
          <text:p/>
        </draw:polygon>
        <draw:polygon draw:style-name="gr1" draw:layer="layout" svg:width="3.598cm" svg:height="0.882cm" svg:x="20.531cm" svg:y="13.716cm" svg:viewBox="0 0 3599 883" draw:points="0,883 0,0 3599,0 3599,883">
          <text:p/>
        </draw:polygon>
        <draw:polygon draw:style-name="gr2" xml:id="id1" draw:id="id1" draw:layer="layout" svg:width="5.884cm" svg:height="0.882cm" svg:x="20.531cm" svg:y="13.716cm" svg:viewBox="0 0 5885 883" draw:points="0,883 0,0 5885,0 5885,883">
          <text:p/>
        </draw:polygon>
        <draw:polygon draw:style-name="gr2" draw:layer="layout" svg:width="5.884cm" svg:height="0.423cm" svg:x="20.531cm" svg:y="14.598cm" svg:viewBox="0 0 5885 424" draw:points="0,424 0,0 5885,0 5885,424">
          <text:p/>
        </draw:polygon>
        <draw:polygon draw:style-name="gr3" draw:layer="layout" svg:width="1.623cm" svg:height="0.071cm" svg:x="22.33cm" svg:y="14.774cm" svg:viewBox="0 0 1624 72" draw:points="0,72 0,0 1624,0 1624,72">
          <text:p/>
        </draw:polygon>
        <draw:polygon draw:style-name="gr2" draw:layer="layout" svg:width="5.884cm" svg:height="8.727cm" svg:x="20.531cm" svg:y="15.021cm" svg:viewBox="0 0 5885 8728" draw:points="70,8728 0,0 5885,0 5885,8728">
          <text:p/>
        </draw:polygon>
        <draw:polygon draw:style-name="gr1" draw:layer="layout" svg:width="4.304cm" svg:height="0.882cm" svg:x="8.89cm" svg:y="17.18cm" svg:viewBox="0 0 4305 883" draw:points="0,883 0,0 4305,0 4305,883">
          <text:p/>
        </draw:polygon>
        <draw:polygon draw:style-name="gr2" xml:id="id3" draw:id="id3" draw:layer="layout" svg:width="7.238cm" svg:height="0.882cm" svg:x="8.89cm" svg:y="17.18cm" svg:viewBox="0 0 7239 883" draw:points="0,883 0,0 7239,0 7239,883">
          <text:p/>
        </draw:polygon>
        <draw:polygon draw:style-name="gr2" draw:layer="layout" svg:width="7.238cm" svg:height="0.479cm" svg:x="8.89cm" svg:y="18.062cm" svg:viewBox="0 0 7239 480" draw:points="0,480 0,0 7239,0 7239,480">
          <text:p/>
        </draw:polygon>
        <draw:polygon draw:style-name="gr3" draw:layer="layout" svg:width="1.976cm" svg:height="0.071cm" svg:x="11.042cm" svg:y="18.238cm" svg:viewBox="0 0 1977 72" draw:points="0,72 0,0 1977,0 1977,72">
          <text:p/>
        </draw:polygon>
        <draw:polygon draw:style-name="gr2" draw:layer="layout" svg:width="7.238cm" svg:height="5.517cm" svg:x="8.89cm" svg:y="18.485cm" svg:viewBox="0 0 7239 5518" draw:points="0,5518 0,0 7239,0 7239,5518">
          <text:p/>
        </draw:polygon>
        <draw:polygon draw:style-name="gr1" draw:layer="layout" svg:width="5.08cm" svg:height="0.882cm" svg:x="45.466cm" svg:y="4.953cm" svg:viewBox="0 0 5081 883" draw:points="0,883 0,0 5081,0 5081,883">
          <text:p/>
        </draw:polygon>
        <draw:polygon draw:style-name="gr2" xml:id="id9" draw:id="id9" draw:layer="layout" svg:width="5.08cm" svg:height="0.882cm" svg:x="45.466cm" svg:y="4.953cm" svg:viewBox="0 0 5081 883" draw:points="0,883 0,0 5081,0 5081,883">
          <text:p/>
        </draw:polygon>
        <draw:polygon draw:style-name="gr2" draw:layer="layout" svg:width="5.08cm" svg:height="0.423cm" svg:x="45.466cm" svg:y="5.835cm" svg:viewBox="0 0 5081 424" draw:points="0,424 0,0 5081,0 5081,424">
          <text:p/>
        </draw:polygon>
        <draw:polygon draw:style-name="gr3" draw:layer="layout" svg:width="2.364cm" svg:height="0.071cm" svg:x="48.006cm" svg:y="6.011cm" svg:viewBox="0 0 2365 72" draw:points="0,72 0,0 2365,0 2365,72">
          <text:p/>
        </draw:polygon>
        <draw:polygon draw:style-name="gr2" draw:layer="layout" svg:width="5.207cm" svg:height="7.619cm" svg:x="45.466cm" svg:y="6.223cm" svg:viewBox="0 0 5208 7620" draw:points="1,7620 0,0 5081,0 5208,7620">
          <text:p/>
        </draw:polygon>
        <draw:polygon draw:style-name="gr1" draw:layer="layout" svg:width="4.939cm" svg:height="0.882cm" svg:x="29.35cm" svg:y="16.383cm" svg:viewBox="0 0 4940 883" draw:points="0,883 0,0 4940,0 4940,883">
          <text:p/>
        </draw:polygon>
        <draw:polygon draw:style-name="gr2" xml:id="id10" draw:id="id10" draw:layer="layout" svg:width="7.225cm" svg:height="0.882cm" svg:x="29.35cm" svg:y="16.383cm" svg:viewBox="0 0 7226 883" draw:points="0,883 0,0 7226,0 7226,883">
          <text:p/>
        </draw:polygon>
        <draw:polygon draw:style-name="gr2" draw:layer="layout" svg:width="7.225cm" svg:height="0.423cm" svg:x="29.35cm" svg:y="17.265cm" svg:viewBox="0 0 7226 424" draw:points="0,424 0,0 7226,0 7226,424">
          <text:p/>
        </draw:polygon>
        <draw:polygon draw:style-name="gr3" draw:layer="layout" svg:width="2.293cm" svg:height="0.071cm" svg:x="31.82cm" svg:y="17.441cm" svg:viewBox="0 0 2294 72" draw:points="0,72 0,0 2294,0 2294,72">
          <text:p/>
        </draw:polygon>
        <draw:polygon draw:style-name="gr2" draw:layer="layout" svg:width="7.238cm" svg:height="6.187cm" svg:x="29.337cm" svg:y="17.688cm" svg:viewBox="0 0 7239 6188" draw:points="0,6188 19,0 7239,0 7239,6188">
          <text:p/>
        </draw:polygon>
        <draw:polygon draw:style-name="gr1" draw:layer="layout" svg:width="7.161cm" svg:height="0.882cm" svg:x="33.782cm" svg:y="3.273cm" svg:viewBox="0 0 7162 883" draw:points="0,883 0,0 7162,0 7162,883">
          <text:p/>
        </draw:polygon>
        <draw:polygon draw:style-name="gr2" xml:id="id8" draw:id="id8" draw:layer="layout" svg:width="7.161cm" svg:height="0.882cm" svg:x="33.782cm" svg:y="3.273cm" svg:viewBox="0 0 7162 883" draw:points="0,883 0,0 7162,0 7162,883">
          <text:p/>
        </draw:polygon>
        <draw:polygon draw:style-name="gr2" draw:layer="layout" svg:width="7.161cm" svg:height="0.423cm" svg:x="33.782cm" svg:y="4.155cm" svg:viewBox="0 0 7162 424" draw:points="0,424 0,0 7162,0 7162,424">
          <text:p/>
        </draw:polygon>
        <draw:polygon draw:style-name="gr3" draw:layer="layout" svg:width="3.387cm" svg:height="0.071cm" svg:x="37.381cm" svg:y="4.331cm" svg:viewBox="0 0 3388 72" draw:points="0,72 0,0 3388,0 3388,72">
          <text:p/>
        </draw:polygon>
        <draw:polygon draw:style-name="gr2" draw:layer="layout" svg:width="7.238cm" svg:height="0.888cm" svg:x="33.782cm" svg:y="4.572cm" svg:viewBox="0 0 7239 889" draw:points="0,889 0,0 7239,0 7188,889">
          <text:p/>
        </draw:polygon>
        <draw:frame draw:style-name="gr4" draw:layer="layout" svg:width="3.228cm" svg:height="0.602cm" svg:x="0.97cm" svg:y="21.451cm">
          <draw:text-box>
            <text:p text:style-name="P1"><text:span text:style-name="T1">FAIR::Accessor</text:span></text:p>
          </draw:text-box>
        </draw:frame>
        <draw:frame draw:style-name="gr5" draw:layer="layout" svg:width="0.281cm" svg:height="0.602cm" svg:x="0.811cm" svg:y="22.756cm">
          <draw:text-box>
            <text:p text:style-name="P1"><text:span text:style-name="T2">+</text:span></text:p>
          </draw:text-box>
        </draw:frame>
        <draw:frame draw:style-name="gr6" draw:text-style-name="P1" draw:layer="layout" svg:width="3.215cm" svg:height="0.602cm" svg:x="1.129cm" svg:y="22.756cm">
          <draw:text-box>
            <text:p text:style-name="P1"><text:span text:style-name="T1">handle_requests</text:span></text:p>
          </draw:text-box>
        </draw:frame>
        <draw:frame draw:style-name="gr7" draw:layer="layout" svg:width="4.193cm" svg:height="0.602cm" svg:x="3.779cm" svg:y="1.05cm">
          <draw:text-box>
            <text:p text:style-name="P1"><text:span text:style-name="T1">FAIR::AccessorBase</text:span></text:p>
          </draw:text-box>
        </draw:frame>
        <draw:frame draw:style-name="gr5" draw:layer="layout" svg:width="0.281cm" svg:height="0.602cm" svg:x="3.579cm" svg:y="2.355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3.479cm" svg:y="2.885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3.479cm" svg:y="3.414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3.479cm" svg:y="3.943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3.479cm" svg:y="4.472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3.479cm" svg:y="5.001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3.479cm" svg:y="5.53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3.479cm" svg:y="6.06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3.479cm" svg:y="6.589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3.479cm" svg:y="7.118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3.479cm" svg:y="7.647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3.479cm" svg:y="8.176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3.479cm" svg:y="8.705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3.479cm" svg:y="9.235cm">
          <draw:text-box>
            <text:p text:style-name="P1"><text:span text:style-name="T2">+</text:span></text:p>
          </draw:text-box>
        </draw:frame>
        <draw:frame draw:style-name="gr8" draw:layer="layout" svg:width="2.83cm" svg:height="0.602cm" svg:x="3.796cm" svg:y="2.355cm">
          <draw:text-box>
            <text:p text:style-name="P1"><text:span text:style-name="T1">BUILDARGS</text:span></text:p>
          </draw:text-box>
        </draw:frame>
        <draw:frame draw:style-name="gr9" draw:layer="layout" svg:width="2.8cm" svg:height="0.602cm" svg:x="3.796cm" svg:y="2.885cm">
          <draw:text-box>
            <text:p text:style-name="P1"><text:span text:style-name="T1">Configuration</text:span></text:p>
          </draw:text-box>
        </draw:frame>
        <draw:frame draw:style-name="gr10" draw:layer="layout" svg:width="3.478cm" svg:height="0.602cm" svg:x="3.796cm" svg:y="3.414cm">
          <draw:text-box>
            <text:p text:style-name="P1"><text:span text:style-name="T1">callDataAccessor</text:span></text:p>
          </draw:text-box>
        </draw:frame>
        <draw:frame draw:style-name="gr11" draw:layer="layout" svg:width="4.392cm" svg:height="0.602cm" svg:x="3.796cm" svg:y="3.943cm">
          <draw:text-box>
            <text:p text:style-name="P1"><text:span text:style-name="T1">callMetadataAccessor</text:span></text:p>
          </draw:text-box>
        </draw:frame>
        <draw:frame draw:style-name="gr12" draw:layer="layout" svg:width="3.871cm" svg:height="0.602cm" svg:x="3.796cm" svg:y="4.472cm">
          <draw:text-box>
            <text:p text:style-name="P1"><text:span text:style-name="T1">get_all_meta_URIs</text:span></text:p>
          </draw:text-box>
        </draw:frame>
        <draw:frame draw:style-name="gr13" draw:layer="layout" svg:width="4.464cm" svg:height="0.602cm" svg:x="3.796cm" svg:y="5.001cm">
          <draw:text-box>
            <text:p text:style-name="P1"><text:span text:style-name="T1">get_distribution_URIs</text:span></text:p>
          </draw:text-box>
        </draw:frame>
        <draw:frame draw:style-name="gr14" draw:layer="layout" svg:width="4.468cm" svg:height="0.602cm" svg:x="3.796cm" svg:y="5.53cm">
          <draw:text-box>
            <text:p text:style-name="P1"><text:span text:style-name="T1">manageContainerGET</text:span></text:p>
          </draw:text-box>
        </draw:frame>
        <draw:frame draw:style-name="gr15" draw:layer="layout" svg:width="2.915cm" svg:height="0.602cm" svg:x="3.796cm" svg:y="6.06cm">
          <draw:text-box>
            <text:p text:style-name="P1"><text:span text:style-name="T1">manageHEAD</text:span></text:p>
          </draw:text-box>
        </draw:frame>
        <draw:frame draw:style-name="gr16" draw:layer="layout" svg:width="4.354cm" svg:height="0.602cm" svg:x="3.796cm" svg:y="6.589cm">
          <draw:text-box>
            <text:p text:style-name="P1"><text:span text:style-name="T1">manageResourceGET</text:span></text:p>
          </draw:text-box>
        </draw:frame>
        <draw:frame draw:style-name="gr17" draw:layer="layout" svg:width="0.967cm" svg:height="0.602cm" svg:x="3.796cm" svg:y="7.118cm">
          <draw:text-box>
            <text:p text:style-name="P1"><text:span text:style-name="T1">meta</text:span></text:p>
          </draw:text-box>
        </draw:frame>
        <draw:frame draw:style-name="gr18" draw:layer="layout" svg:width="4.341cm" svg:height="0.602cm" svg:x="3.796cm" svg:y="7.647cm">
          <draw:text-box>
            <text:p text:style-name="P1"><text:span text:style-name="T1">printContainerHeader</text:span></text:p>
          </draw:text-box>
        </draw:frame>
        <draw:frame draw:style-name="gr19" draw:layer="layout" svg:width="4.227cm" svg:height="0.602cm" svg:x="3.796cm" svg:y="8.176cm">
          <draw:text-box>
            <text:p text:style-name="P1"><text:span text:style-name="T1">printResourceHeader</text:span></text:p>
          </draw:text-box>
        </draw:frame>
        <draw:frame draw:style-name="gr20" draw:layer="layout" svg:width="2.546cm" svg:height="0.602cm" svg:x="3.796cm" svg:y="8.705cm">
          <draw:text-box>
            <text:p text:style-name="P1"><text:span text:style-name="T1">serializeThis</text:span></text:p>
          </draw:text-box>
        </draw:frame>
        <draw:frame draw:style-name="gr21" draw:layer="layout" svg:width="1.911cm" svg:height="0.602cm" svg:x="3.796cm" svg:y="9.235cm">
          <draw:text-box>
            <text:p text:style-name="P1"><text:span text:style-name="T1">statement</text:span></text:p>
          </draw:text-box>
        </draw:frame>
        <draw:frame draw:style-name="gr22" draw:layer="layout" svg:width="4.612cm" svg:height="0.602cm" svg:x="13.79cm" svg:y="1.716cm">
          <draw:text-box>
            <text:p text:style-name="P1"><text:span text:style-name="T1">FAIR::AccessorConfig</text:span></text:p>
          </draw:text-box>
        </draw:frame>
        <draw:frame draw:style-name="gr5" draw:layer="layout" svg:width="0.281cm" svg:height="0.602cm" svg:x="13.05cm" svg:y="3.021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13.05cm" svg:y="3.551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13.05cm" svg:y="4.08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13.05cm" svg:y="4.609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13.05cm" svg:y="5.138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13.05cm" svg:y="5.667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13.05cm" svg:y="6.196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13.05cm" svg:y="6.726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13.05cm" svg:y="7.255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13.05cm" svg:y="7.784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13.05cm" svg:y="8.313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13.05cm" svg:y="8.842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13.05cm" svg:y="9.371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13.05cm" svg:y="9.901cm">
          <draw:text-box>
            <text:p text:style-name="P1"><text:span text:style-name="T2">+</text:span></text:p>
          </draw:text-box>
        </draw:frame>
        <draw:frame draw:style-name="gr23" draw:layer="layout" svg:width="1.513cm" svg:height="0.602cm" svg:x="13.367cm" svg:y="3.021cm">
          <draw:text-box>
            <text:p text:style-name="P1"><text:span text:style-name="T1">BUILD</text:span></text:p>
          </draw:text-box>
        </draw:frame>
        <draw:frame draw:style-name="gr24" draw:layer="layout" svg:width="2.529cm" svg:height="0.602cm" svg:x="13.367cm" svg:y="3.551cm">
          <draw:text-box>
            <text:p text:style-name="P1"><text:span text:style-name="T1">ETAG_Base</text:span></text:p>
          </draw:text-box>
        </draw:frame>
        <draw:frame draw:style-name="gr25" draw:layer="layout" svg:width="3.702cm" svg:height="0.602cm" svg:x="13.367cm" svg:y="4.08cm">
          <draw:text-box>
            <text:p text:style-name="P1"><text:span text:style-name="T1">MetadataElements</text:span></text:p>
          </draw:text-box>
        </draw:frame>
        <draw:frame draw:style-name="gr26" draw:layer="layout" svg:width="2.483cm" svg:height="0.602cm" svg:x="13.367cm" svg:y="4.609cm">
          <draw:text-box>
            <text:p text:style-name="P1"><text:span text:style-name="T1">Namespaces</text:span></text:p>
          </draw:text-box>
        </draw:frame>
        <draw:frame draw:style-name="gr27" draw:layer="layout" svg:width="2.174cm" svg:height="0.602cm" svg:x="13.367cm" svg:y="5.138cm">
          <draw:text-box>
            <text:p text:style-name="P1"><text:span text:style-name="T1">basePATH</text:span></text:p>
          </draw:text-box>
        </draw:frame>
        <draw:frame draw:style-name="gr28" draw:layer="layout" svg:width="4.671cm" svg:height="0.602cm" svg:x="13.367cm" svg:y="5.667cm">
          <draw:text-box>
            <text:p text:style-name="P1"><text:span text:style-name="T1">localMetadataElements</text:span></text:p>
          </draw:text-box>
        </draw:frame>
        <draw:frame draw:style-name="gr29" draw:layer="layout" svg:width="3.452cm" svg:height="0.602cm" svg:x="13.367cm" svg:y="6.196cm">
          <draw:text-box>
            <text:p text:style-name="P1"><text:span text:style-name="T1">localNamespaces</text:span></text:p>
          </draw:text-box>
        </draw:frame>
        <draw:frame draw:style-name="gr30" draw:layer="layout" svg:width="5.81cm" svg:height="0.602cm" svg:x="13.367cm" svg:y="6.726cm">
          <draw:text-box>
            <text:p text:style-name="P1"><text:span text:style-name="T1">mechanizedAccessibilityInfo</text:span></text:p>
          </draw:text-box>
        </draw:frame>
        <draw:frame draw:style-name="gr31" draw:layer="layout" svg:width="4.752cm" svg:height="0.602cm" svg:x="13.367cm" svg:y="7.255cm">
          <draw:text-box>
            <text:p text:style-name="P1"><text:span text:style-name="T1">mechanizedLicenseInfo</text:span></text:p>
          </draw:text-box>
        </draw:frame>
        <draw:frame draw:style-name="gr17" draw:layer="layout" svg:width="0.967cm" svg:height="0.602cm" svg:x="13.367cm" svg:y="7.784cm">
          <draw:text-box>
            <text:p text:style-name="P1"><text:span text:style-name="T1">meta</text:span></text:p>
          </draw:text-box>
        </draw:frame>
        <draw:frame draw:style-name="gr32" draw:layer="layout" svg:width="5.256cm" svg:height="0.602cm" svg:x="13.367cm" svg:y="8.313cm">
          <draw:text-box>
            <text:p text:style-name="P1"><text:span text:style-name="T1">serviceTextualDescription</text:span></text:p>
          </draw:text-box>
        </draw:frame>
        <draw:frame draw:style-name="gr33" draw:layer="layout" svg:width="4.794cm" svg:height="0.602cm" svg:x="13.367cm" svg:y="8.842cm">
          <draw:text-box>
            <text:p text:style-name="P1"><text:span text:style-name="T1">textualAccessibilityInfo</text:span></text:p>
          </draw:text-box>
        </draw:frame>
        <draw:frame draw:style-name="gr34" draw:layer="layout" svg:width="3.736cm" svg:height="0.602cm" svg:x="13.367cm" svg:y="9.371cm">
          <draw:text-box>
            <text:p text:style-name="P1"><text:span text:style-name="T1">textualLicenseInfo</text:span></text:p>
          </draw:text-box>
        </draw:frame>
        <draw:frame draw:style-name="gr35" draw:layer="layout" svg:width="0.781cm" svg:height="0.602cm" svg:x="13.367cm" svg:y="9.901cm">
          <draw:text-box>
            <text:p text:style-name="P1"><text:span text:style-name="T1">title</text:span></text:p>
          </draw:text-box>
        </draw:frame>
        <draw:frame draw:style-name="gr36" xml:id="id12" draw:id="id12" draw:layer="layout" svg:width="2.373cm" svg:height="0.602cm" svg:x="38.431cm" svg:y="18.344cm">
          <draw:text-box>
            <text:p text:style-name="P1"><text:span text:style-name="T1">FAIR::Base</text:span></text:p>
          </draw:text-box>
        </draw:frame>
        <draw:frame draw:style-name="gr37" draw:layer="layout" svg:width="0.167cm" svg:height="0.602cm" svg:x="38.382cm" svg:y="19.625cm">
          <draw:text-box>
            <text:p text:style-name="P1"><text:span text:style-name="T2">-</text:span></text:p>
          </draw:text-box>
        </draw:frame>
        <draw:frame draw:style-name="gr5" draw:text-style-name="P1" draw:layer="layout" svg:width="0.281cm" svg:height="0.602cm" draw:transform="rotate (0.0404916386462608) translate (38.382cm 20.039cm)">
          <draw:text-box>
            <text:p text:style-name="P1"><text:span text:style-name="T2">+</text:span></text:p>
          </draw:text-box>
        </draw:frame>
        <draw:frame draw:style-name="gr5" draw:text-style-name="P1" draw:layer="layout" svg:width="0.281cm" svg:height="0.602cm" svg:x="38.382cm" svg:y="20.683cm">
          <draw:text-box>
            <text:p text:style-name="P1"><text:span text:style-name="T2">+</text:span></text:p>
          </draw:text-box>
        </draw:frame>
        <draw:frame draw:style-name="gr38" draw:layer="layout" svg:width="2.051cm" svg:height="0.602cm" svg:x="38.617cm" svg:y="19.498cm">
          <draw:text-box>
            <text:p text:style-name="P1"><text:span text:style-name="T1">_toTriples</text:span></text:p>
          </draw:text-box>
        </draw:frame>
        <draw:frame draw:style-name="gr21" draw:layer="layout" svg:width="1.911cm" svg:height="0.602cm" svg:x="38.63cm" svg:y="20.006cm">
          <draw:text-box>
            <text:p text:style-name="P1"><text:span text:style-name="T1">statement</text:span></text:p>
          </draw:text-box>
        </draw:frame>
        <draw:frame draw:style-name="gr39" draw:layer="layout" svg:width="1.801cm" svg:height="0.602cm" svg:x="38.617cm" svg:y="20.556cm">
          <draw:text-box>
            <text:p text:style-name="P1"><text:span text:style-name="T1">toTriples</text:span></text:p>
          </draw:text-box>
        </draw:frame>
        <draw:frame draw:style-name="gr28" draw:layer="layout" svg:width="4.671cm" svg:height="0.602cm" svg:x="24.306cm" svg:y="2.528cm">
          <draw:text-box>
            <text:p text:style-name="P1"><text:span text:style-name="T1">FAIR::NAMESPACES</text:span></text:p>
          </draw:text-box>
        </draw:frame>
        <draw:frame draw:style-name="gr5" draw:layer="layout" svg:width="0.281cm" svg:height="0.602cm" svg:x="24.906cm" svg:y="3.834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4.906cm" svg:y="4.363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4.906cm" svg:y="4.892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4.906cm" svg:y="5.421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4.906cm" svg:y="5.95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4.906cm" svg:y="6.48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4.906cm" svg:y="7.009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4.906cm" svg:y="7.538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4.906cm" svg:y="8.067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4.906cm" svg:y="8.596cm">
          <draw:text-box>
            <text:p text:style-name="P1"><text:span text:style-name="T2">+</text:span></text:p>
          </draw:text-box>
        </draw:frame>
        <draw:frame draw:style-name="gr40" draw:layer="layout" svg:width="0.688cm" svg:height="0.602cm" svg:x="25.823cm" svg:y="3.834cm">
          <draw:text-box>
            <text:p text:style-name="P1"><text:span text:style-name="T1">DC</text:span></text:p>
          </draw:text-box>
        </draw:frame>
        <draw:frame draw:style-name="gr41" draw:layer="layout" svg:width="1.348cm" svg:height="0.602cm" svg:x="25.823cm" svg:y="4.363cm">
          <draw:text-box>
            <text:p text:style-name="P1"><text:span text:style-name="T1">DCAT</text:span></text:p>
          </draw:text-box>
        </draw:frame>
        <draw:frame draw:style-name="gr42" draw:layer="layout" svg:width="1.924cm" svg:height="0.602cm" svg:x="25.823cm" svg:y="4.892cm">
          <draw:text-box>
            <text:p text:style-name="P1"><text:span text:style-name="T1">DCTYPE</text:span></text:p>
          </draw:text-box>
        </draw:frame>
        <draw:frame draw:style-name="gr43" draw:layer="layout" svg:width="1.128cm" svg:height="0.602cm" svg:x="25.823cm" svg:y="5.421cm">
          <draw:text-box>
            <text:p text:style-name="P1"><text:span text:style-name="T1">FAIR</text:span></text:p>
          </draw:text-box>
        </draw:frame>
        <draw:frame draw:style-name="gr44" draw:layer="layout" svg:width="1.264cm" svg:height="0.602cm" svg:x="25.823cm" svg:y="5.95cm">
          <draw:text-box>
            <text:p text:style-name="P1"><text:span text:style-name="T1">FOAF</text:span></text:p>
          </draw:text-box>
        </draw:frame>
        <draw:frame draw:style-name="gr45" draw:layer="layout" svg:width="0.963cm" svg:height="0.602cm" svg:x="25.823cm" svg:y="6.48cm">
          <draw:text-box>
            <text:p text:style-name="P1"><text:span text:style-name="T1">RDF</text:span></text:p>
          </draw:text-box>
        </draw:frame>
        <draw:frame draw:style-name="gr46" draw:layer="layout" svg:width="1.238cm" svg:height="0.602cm" svg:x="25.823cm" svg:y="7.009cm">
          <draw:text-box>
            <text:p text:style-name="P1"><text:span text:style-name="T1">RDFS</text:span></text:p>
          </draw:text-box>
        </draw:frame>
        <draw:frame draw:style-name="gr44" draw:layer="layout" svg:width="1.264cm" svg:height="0.602cm" svg:x="25.823cm" svg:y="7.538cm">
          <draw:text-box>
            <text:p text:style-name="P1"><text:span text:style-name="T1">SKOS</text:span></text:p>
          </draw:text-box>
        </draw:frame>
        <draw:frame draw:style-name="gr47" draw:layer="layout" svg:width="1.729cm" svg:height="0.602cm" svg:x="25.823cm" svg:y="8.067cm">
          <draw:text-box>
            <text:p text:style-name="P1"><text:span text:style-name="T1">VCARD</text:span></text:p>
          </draw:text-box>
        </draw:frame>
        <draw:frame draw:style-name="gr48" draw:layer="layout" svg:width="0.988cm" svg:height="0.602cm" svg:x="25.823cm" svg:y="8.596cm">
          <draw:text-box>
            <text:p text:style-name="P1"><text:span text:style-name="T1">XSD</text:span></text:p>
          </draw:text-box>
        </draw:frame>
        <draw:frame draw:style-name="gr49" draw:layer="layout" svg:width="2.762cm" svg:height="0.602cm" svg:x="20.99cm" svg:y="13.958cm">
          <draw:text-box>
            <text:p text:style-name="P1"><text:span text:style-name="T1">FAIR::Profile</text:span></text:p>
          </draw:text-box>
        </draw:frame>
        <draw:frame draw:style-name="gr5" draw:layer="layout" svg:width="0.281cm" svg:height="0.602cm" svg:x="20.708cm" svg:y="15.263cm">
          <draw:text-box>
            <text:p text:style-name="P1"><text:span text:style-name="T2">+</text:span></text:p>
          </draw:text-box>
        </draw:frame>
        <draw:frame draw:style-name="gr37" draw:layer="layout" svg:width="0.167cm" svg:height="0.602cm" svg:x="20.708cm" svg:y="15.792cm">
          <draw:text-box>
            <text:p text:style-name="P1"><text:span text:style-name="T2">-</text:span></text:p>
          </draw:text-box>
        </draw:frame>
        <draw:frame draw:style-name="gr37" draw:layer="layout" svg:width="0.167cm" svg:height="0.602cm" svg:x="20.708cm" svg:y="16.321cm">
          <draw:text-box>
            <text:p text:style-name="P1"><text:span text:style-name="T2">-</text:span></text:p>
          </draw:text-box>
        </draw:frame>
        <draw:frame draw:style-name="gr5" draw:layer="layout" svg:width="0.281cm" svg:height="0.602cm" svg:x="20.708cm" svg:y="16.851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0.708cm" svg:y="17.38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0.708cm" svg:y="17.909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0.708cm" svg:y="18.438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0.708cm" svg:y="18.967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0.708cm" svg:y="19.496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0.708cm" svg:y="20.026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0.708cm" svg:y="20.555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0.708cm" svg:y="21.084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0.708cm" svg:y="21.613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0.708cm" svg:y="22.142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0.708cm" svg:y="22.671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0.708cm" svg:y="23.201cm">
          <draw:text-box>
            <text:p text:style-name="P1"><text:span text:style-name="T2">+</text:span></text:p>
          </draw:text-box>
        </draw:frame>
        <draw:frame draw:style-name="gr50" draw:layer="layout" svg:width="0.853cm" svg:height="0.602cm" svg:x="21.025cm" svg:y="15.263cm">
          <draw:text-box>
            <text:p text:style-name="P1"><text:span text:style-name="T1">URI</text:span></text:p>
          </draw:text-box>
        </draw:frame>
        <draw:frame draw:style-name="gr51" draw:layer="layout" svg:width="2.301cm" svg:height="0.602cm" svg:x="21.025cm" svg:y="15.792cm">
          <draw:text-box>
            <text:p text:style-name="P1"><text:span text:style-name="T1">_add_Class</text:span></text:p>
          </draw:text-box>
        </draw:frame>
        <draw:frame draw:style-name="gr52" draw:layer="layout" svg:width="3.037cm" svg:height="0.602cm" svg:x="21.025cm" svg:y="16.321cm">
          <draw:text-box>
            <text:p text:style-name="P1"><text:span text:style-name="T1">_generate_URI</text:span></text:p>
          </draw:text-box>
        </draw:frame>
        <draw:frame draw:style-name="gr38" draw:layer="layout" svg:width="2.051cm" svg:height="0.602cm" svg:x="21.025cm" svg:y="16.851cm">
          <draw:text-box>
            <text:p text:style-name="P1"><text:span text:style-name="T1">add_Class</text:span></text:p>
          </draw:text-box>
        </draw:frame>
        <draw:frame draw:style-name="gr53" draw:layer="layout" svg:width="2.22cm" svg:height="0.602cm" svg:x="21.025cm" svg:y="17.38cm">
          <draw:text-box>
            <text:p text:style-name="P1"><text:span text:style-name="T1">description</text:span></text:p>
          </draw:text-box>
        </draw:frame>
        <draw:frame draw:style-name="gr54" draw:layer="layout" svg:width="1.746cm" svg:height="0.602cm" svg:x="21.025cm" svg:y="17.909cm">
          <draw:text-box>
            <text:p text:style-name="P1"><text:span text:style-name="T1">hasClass</text:span></text:p>
          </draw:text-box>
        </draw:frame>
        <draw:frame draw:style-name="gr55" draw:layer="layout" svg:width="1.831cm" svg:height="0.602cm" svg:x="21.025cm" svg:y="18.438cm">
          <draw:text-box>
            <text:p text:style-name="P1"><text:span text:style-name="T1">identifier</text:span></text:p>
          </draw:text-box>
        </draw:frame>
        <draw:frame draw:style-name="gr56" draw:layer="layout" svg:width="1.251cm" svg:height="0.602cm" svg:x="21.025cm" svg:y="18.967cm">
          <draw:text-box>
            <text:p text:style-name="P1"><text:span text:style-name="T1">issued</text:span></text:p>
          </draw:text-box>
        </draw:frame>
        <draw:frame draw:style-name="gr57" draw:layer="layout" svg:width="0.971cm" svg:height="0.602cm" svg:x="21.025cm" svg:y="19.496cm">
          <draw:text-box>
            <text:p text:style-name="P1"><text:span text:style-name="T1">label</text:span></text:p>
          </draw:text-box>
        </draw:frame>
        <draw:frame draw:style-name="gr58" draw:layer="layout" svg:width="1.386cm" svg:height="0.602cm" svg:x="21.025cm" svg:y="20.026cm">
          <draw:text-box>
            <text:p text:style-name="P1"><text:span text:style-name="T1">license</text:span></text:p>
          </draw:text-box>
        </draw:frame>
        <draw:frame draw:style-name="gr17" draw:layer="layout" svg:width="0.967cm" svg:height="0.602cm" svg:x="21.025cm" svg:y="20.555cm">
          <draw:text-box>
            <text:p text:style-name="P1"><text:span text:style-name="T1">meta</text:span></text:p>
          </draw:text-box>
        </draw:frame>
        <draw:frame draw:style-name="gr39" draw:layer="layout" svg:width="1.801cm" svg:height="0.602cm" svg:x="21.025cm" svg:y="21.084cm">
          <draw:text-box>
            <text:p text:style-name="P1"><text:span text:style-name="T1">modified</text:span></text:p>
          </draw:text-box>
        </draw:frame>
        <draw:frame draw:style-name="gr59" draw:layer="layout" svg:width="2.495cm" svg:height="0.602cm" svg:x="21.025cm" svg:y="21.613cm">
          <draw:text-box>
            <text:p text:style-name="P1"><text:span text:style-name="T1">organization</text:span></text:p>
          </draw:text-box>
        </draw:frame>
        <draw:frame draw:style-name="gr60" draw:layer="layout" svg:width="1.661cm" svg:height="0.602cm" svg:x="21.025cm" svg:y="22.142cm">
          <draw:text-box>
            <text:p text:style-name="P1"><text:span text:style-name="T1">serialize</text:span></text:p>
          </draw:text-box>
        </draw:frame>
        <draw:frame draw:style-name="gr35" draw:layer="layout" svg:width="0.781cm" svg:height="0.602cm" svg:x="21.025cm" svg:y="22.671cm">
          <draw:text-box>
            <text:p text:style-name="P1"><text:span text:style-name="T1">title</text:span></text:p>
          </draw:text-box>
        </draw:frame>
        <draw:frame draw:style-name="gr61" draw:layer="layout" svg:width="0.861cm" svg:height="0.602cm" svg:x="21.025cm" svg:y="23.201cm">
          <draw:text-box>
            <text:p text:style-name="P1"><text:span text:style-name="T1">type</text:span></text:p>
          </draw:text-box>
        </draw:frame>
        <draw:frame draw:style-name="gr62" draw:text-style-name="P1" draw:layer="layout" svg:width="5.285cm" svg:height="0.602cm" svg:x="9.066cm" svg:y="17.422cm">
          <draw:text-box>
            <text:p text:style-name="P1"><text:span text:style-name="T1">FAIR::Profile::Class</text:span></text:p>
          </draw:text-box>
        </draw:frame>
        <draw:frame draw:style-name="gr5" draw:layer="layout" svg:width="0.281cm" svg:height="0.602cm" svg:x="9.243cm" svg:y="18.728cm">
          <draw:text-box>
            <text:p text:style-name="P1"><text:span text:style-name="T2">+</text:span></text:p>
          </draw:text-box>
        </draw:frame>
        <draw:frame draw:style-name="gr37" draw:layer="layout" svg:width="0.167cm" svg:height="0.602cm" svg:x="9.243cm" svg:y="19.257cm">
          <draw:text-box>
            <text:p text:style-name="P1"><text:span text:style-name="T2">-</text:span></text:p>
          </draw:text-box>
        </draw:frame>
        <draw:frame draw:style-name="gr37" draw:layer="layout" svg:width="0.167cm" svg:height="0.602cm" svg:x="9.243cm" svg:y="19.786cm">
          <draw:text-box>
            <text:p text:style-name="P1"><text:span text:style-name="T2">-</text:span></text:p>
          </draw:text-box>
        </draw:frame>
        <draw:frame draw:style-name="gr5" draw:layer="layout" svg:width="0.281cm" svg:height="0.602cm" svg:x="9.243cm" svg:y="20.315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9.243cm" svg:y="20.844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9.243cm" svg:y="21.373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9.243cm" svg:y="21.903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9.243cm" svg:y="22.432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9.243cm" svg:y="22.961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9.243cm" svg:y="23.49cm">
          <draw:text-box>
            <text:p text:style-name="P1"><text:span text:style-name="T2">+</text:span></text:p>
          </draw:text-box>
        </draw:frame>
        <draw:frame draw:style-name="gr50" draw:layer="layout" svg:width="0.853cm" svg:height="0.602cm" svg:x="9.737cm" svg:y="18.728cm">
          <draw:text-box>
            <text:p text:style-name="P1"><text:span text:style-name="T1">URI</text:span></text:p>
          </draw:text-box>
        </draw:frame>
        <draw:frame draw:style-name="gr63" draw:layer="layout" svg:width="2.936cm" svg:height="0.602cm" svg:x="9.737cm" svg:y="19.257cm">
          <draw:text-box>
            <text:p text:style-name="P1"><text:span text:style-name="T1">_add_Property</text:span></text:p>
          </draw:text-box>
        </draw:frame>
        <draw:frame draw:style-name="gr52" draw:layer="layout" svg:width="3.037cm" svg:height="0.602cm" svg:x="9.737cm" svg:y="19.786cm">
          <draw:text-box>
            <text:p text:style-name="P1"><text:span text:style-name="T1">_generate_URI</text:span></text:p>
          </draw:text-box>
        </draw:frame>
        <draw:frame draw:style-name="gr64" draw:layer="layout" svg:width="2.686cm" svg:height="0.602cm" svg:x="9.737cm" svg:y="20.315cm">
          <draw:text-box>
            <text:p text:style-name="P1"><text:span text:style-name="T1">add_Property</text:span></text:p>
          </draw:text-box>
        </draw:frame>
        <draw:frame draw:style-name="gr65" draw:layer="layout" svg:width="2.381cm" svg:height="0.602cm" svg:x="9.737cm" svg:y="20.844cm">
          <draw:text-box>
            <text:p text:style-name="P1"><text:span text:style-name="T1">hasProperty</text:span></text:p>
          </draw:text-box>
        </draw:frame>
        <draw:frame draw:style-name="gr57" draw:layer="layout" svg:width="0.971cm" svg:height="0.602cm" svg:x="9.737cm" svg:y="21.373cm">
          <draw:text-box>
            <text:p text:style-name="P1"><text:span text:style-name="T1">label</text:span></text:p>
          </draw:text-box>
        </draw:frame>
        <draw:frame draw:style-name="gr17" draw:layer="layout" svg:width="0.967cm" svg:height="0.602cm" svg:x="9.737cm" svg:y="21.903cm">
          <draw:text-box>
            <text:p text:style-name="P1"><text:span text:style-name="T1">meta</text:span></text:p>
          </draw:text-box>
        </draw:frame>
        <draw:frame draw:style-name="gr66" draw:layer="layout" svg:width="2.601cm" svg:height="0.602cm" svg:x="9.737cm" svg:y="22.432cm">
          <draw:text-box>
            <text:p text:style-name="P1"><text:span text:style-name="T1">onClassType</text:span></text:p>
          </draw:text-box>
        </draw:frame>
        <draw:frame draw:style-name="gr67" draw:layer="layout" svg:width="2.296cm" svg:height="0.602cm" svg:x="9.737cm" svg:y="22.961cm">
          <draw:text-box>
            <text:p text:style-name="P1"><text:span text:style-name="T1">provenance</text:span></text:p>
          </draw:text-box>
        </draw:frame>
        <draw:frame draw:style-name="gr61" draw:text-style-name="P1" draw:layer="layout" svg:width="0.861cm" svg:height="0.602cm" svg:x="9.737cm" svg:y="23.49cm">
          <draw:text-box draw:corner-radius="0.677cm">
            <text:p text:style-name="P1"><text:span text:style-name="T1">type</text:span></text:p>
          </draw:text-box>
        </draw:frame>
        <draw:frame draw:style-name="gr68" draw:layer="layout" svg:width="4.282cm" svg:height="0.602cm" svg:x="45.942cm" svg:y="5.195cm">
          <draw:text-box>
            <text:p text:style-name="P1"><text:span text:style-name="T1">FAIR::Profile::Parser</text:span></text:p>
          </draw:text-box>
        </draw:frame>
        <draw:frame draw:style-name="gr37" draw:layer="layout" svg:width="0.167cm" svg:height="0.602cm" svg:x="45.642cm" svg:y="6.5cm">
          <draw:text-box>
            <text:p text:style-name="P1"><text:span text:style-name="T2">-</text:span></text:p>
          </draw:text-box>
        </draw:frame>
        <draw:frame draw:style-name="gr37" draw:layer="layout" svg:width="0.167cm" svg:height="0.602cm" svg:x="45.642cm" svg:y="7.03cm">
          <draw:text-box>
            <text:p text:style-name="P1"><text:span text:style-name="T2">-</text:span></text:p>
          </draw:text-box>
        </draw:frame>
        <draw:frame draw:style-name="gr37" draw:layer="layout" svg:width="0.167cm" svg:height="0.602cm" svg:x="45.642cm" svg:y="7.559cm">
          <draw:text-box>
            <text:p text:style-name="P1"><text:span text:style-name="T2">-</text:span></text:p>
          </draw:text-box>
        </draw:frame>
        <draw:frame draw:style-name="gr37" draw:layer="layout" svg:width="0.167cm" svg:height="0.602cm" svg:x="45.642cm" svg:y="8.088cm">
          <draw:text-box>
            <text:p text:style-name="P1"><text:span text:style-name="T2">-</text:span></text:p>
          </draw:text-box>
        </draw:frame>
        <draw:frame draw:style-name="gr37" draw:layer="layout" svg:width="0.167cm" svg:height="0.602cm" svg:x="45.642cm" svg:y="8.617cm">
          <draw:text-box>
            <text:p text:style-name="P1"><text:span text:style-name="T2">-</text:span></text:p>
          </draw:text-box>
        </draw:frame>
        <draw:frame draw:style-name="gr37" draw:layer="layout" svg:width="0.167cm" svg:height="0.602cm" svg:x="45.642cm" svg:y="9.146cm">
          <draw:text-box>
            <text:p text:style-name="P1"><text:span text:style-name="T2">-</text:span></text:p>
          </draw:text-box>
        </draw:frame>
        <draw:frame draw:style-name="gr5" draw:layer="layout" svg:width="0.281cm" svg:height="0.602cm" svg:x="45.642cm" svg:y="9.675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45.642cm" svg:y="10.205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45.642cm" svg:y="10.734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45.642cm" svg:y="11.263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45.642cm" svg:y="11.792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45.642cm" svg:y="12.321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45.642cm" svg:y="12.85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45.642cm" svg:y="13.38cm">
          <draw:text-box>
            <text:p text:style-name="P1"><text:span text:style-name="T2">+</text:span></text:p>
          </draw:text-box>
        </draw:frame>
        <draw:frame draw:style-name="gr69" draw:layer="layout" svg:width="1.915cm" svg:height="0.602cm" svg:x="45.96cm" svg:y="6.5cm">
          <draw:text-box>
            <text:p text:style-name="P1"><text:span text:style-name="T1">_fillClass</text:span></text:p>
          </draw:text-box>
        </draw:frame>
        <draw:frame draw:style-name="gr70" draw:layer="layout" svg:width="2.33cm" svg:height="0.602cm" svg:x="45.96cm" svg:y="7.03cm">
          <draw:text-box>
            <text:p text:style-name="P1"><text:span text:style-name="T1">_fillClasses</text:span></text:p>
          </draw:text-box>
        </draw:frame>
        <draw:frame draw:style-name="gr71" draw:layer="layout" svg:width="2.191cm" svg:height="0.602cm" svg:x="45.96cm" svg:y="7.559cm">
          <draw:text-box>
            <text:p text:style-name="P1"><text:span text:style-name="T1">_fillProfile</text:span></text:p>
          </draw:text-box>
        </draw:frame>
        <draw:frame draw:style-name="gr72" draw:layer="layout" svg:width="2.855cm" svg:height="0.602cm" svg:x="45.96cm" svg:y="8.088cm">
          <draw:text-box>
            <text:p text:style-name="P1"><text:span text:style-name="T1">_fillProperties</text:span></text:p>
          </draw:text-box>
        </draw:frame>
        <draw:frame draw:style-name="gr73" draw:layer="layout" svg:width="2.55cm" svg:height="0.602cm" svg:x="45.96cm" svg:y="8.617cm">
          <draw:text-box>
            <text:p text:style-name="P1"><text:span text:style-name="T1">_fillProperty</text:span></text:p>
          </draw:text-box>
        </draw:frame>
        <draw:frame draw:style-name="gr74" draw:layer="layout" svg:width="4.582cm" svg:height="0.602cm" svg:x="45.96cm" svg:y="9.146cm">
          <draw:text-box>
            <text:p text:style-name="P1"><text:span text:style-name="T1">_generatePrefixHeader</text:span></text:p>
          </draw:text-box>
        </draw:frame>
        <draw:frame draw:style-name="gr75" draw:layer="layout" svg:width="0.832cm" svg:height="0.602cm" svg:x="45.96cm" svg:y="9.675cm">
          <draw:text-box>
            <text:p text:style-name="P1"><text:span text:style-name="T1">data</text:span></text:p>
          </draw:text-box>
        </draw:frame>
        <draw:frame draw:style-name="gr76" draw:layer="layout" svg:width="2.407cm" svg:height="0.602cm" svg:x="45.96cm" svg:y="10.205cm">
          <draw:text-box>
            <text:p text:style-name="P1"><text:span text:style-name="T1">data_format</text:span></text:p>
          </draw:text-box>
        </draw:frame>
        <draw:frame draw:style-name="gr77" draw:layer="layout" svg:width="1.742cm" svg:height="0.602cm" svg:x="45.96cm" svg:y="10.734cm">
          <draw:text-box>
            <text:p text:style-name="P1"><text:span text:style-name="T1">filename</text:span></text:p>
          </draw:text-box>
        </draw:frame>
        <draw:frame draw:style-name="gr78" draw:layer="layout" svg:width="1.966cm" svg:height="0.602cm" svg:x="45.96cm" svg:y="11.263cm">
          <draw:text-box>
            <text:p text:style-name="P1"><text:span text:style-name="T1">getProfile</text:span></text:p>
          </draw:text-box>
        </draw:frame>
        <draw:frame draw:style-name="gr17" draw:layer="layout" svg:width="0.967cm" svg:height="0.602cm" svg:x="45.96cm" svg:y="11.792cm">
          <draw:text-box>
            <text:p text:style-name="P1"><text:span text:style-name="T1">meta</text:span></text:p>
          </draw:text-box>
        </draw:frame>
        <draw:frame draw:style-name="gr79" draw:layer="layout" svg:width="1.247cm" svg:height="0.602cm" svg:x="45.96cm" svg:y="12.321cm">
          <draw:text-box>
            <text:p text:style-name="P1"><text:span text:style-name="T1">model</text:span></text:p>
          </draw:text-box>
        </draw:frame>
        <draw:frame draw:style-name="gr80" draw:layer="layout" svg:width="1.052cm" svg:height="0.602cm" svg:x="45.96cm" svg:y="12.85cm">
          <draw:text-box>
            <text:p text:style-name="P1"><text:span text:style-name="T1">parse</text:span></text:p>
          </draw:text-box>
        </draw:frame>
        <draw:frame draw:style-name="gr81" draw:layer="layout" svg:width="1.331cm" svg:height="0.602cm" svg:x="45.96cm" svg:y="13.38cm">
          <draw:text-box>
            <text:p text:style-name="P1"><text:span text:style-name="T1">profile</text:span></text:p>
          </draw:text-box>
        </draw:frame>
        <draw:frame draw:style-name="gr82" xml:id="id4" draw:id="id4" draw:layer="layout" svg:width="4.756cm" svg:height="0.602cm" svg:x="29.527cm" svg:y="16.625cm">
          <draw:text-box>
            <text:p text:style-name="P1"><text:span text:style-name="T1">FAIR::Profile::Property</text:span></text:p>
          </draw:text-box>
        </draw:frame>
        <draw:frame draw:style-name="gr5" draw:layer="layout" svg:width="0.281cm" svg:height="0.602cm" svg:x="29.615cm" svg:y="17.93cm">
          <draw:text-box>
            <text:p text:style-name="P1"><text:span text:style-name="T2">+</text:span></text:p>
          </draw:text-box>
        </draw:frame>
        <draw:frame draw:style-name="gr37" draw:layer="layout" svg:width="0.167cm" svg:height="0.602cm" svg:x="29.615cm" svg:y="18.46cm">
          <draw:text-box>
            <text:p text:style-name="P1"><text:span text:style-name="T2">-</text:span></text:p>
          </draw:text-box>
        </draw:frame>
        <draw:frame draw:style-name="gr37" draw:layer="layout" svg:width="0.167cm" svg:height="0.602cm" svg:x="29.615cm" svg:y="18.989cm">
          <draw:text-box>
            <text:p text:style-name="P1"><text:span text:style-name="T2">-</text:span></text:p>
          </draw:text-box>
        </draw:frame>
        <draw:frame draw:style-name="gr5" draw:layer="layout" svg:width="0.281cm" svg:height="0.602cm" svg:x="29.615cm" svg:y="19.518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9.615cm" svg:y="20.047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9.615cm" svg:y="20.576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9.615cm" svg:y="21.105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9.615cm" svg:y="21.635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9.615cm" svg:y="22.164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9.615cm" svg:y="22.693cm">
          <draw:text-box>
            <text:p text:style-name="P1"><text:span text:style-name="T2">+</text:span></text:p>
          </draw:text-box>
        </draw:frame>
        <draw:frame draw:style-name="gr5" draw:layer="layout" svg:width="0.281cm" svg:height="0.602cm" svg:x="29.615cm" svg:y="23.222cm">
          <draw:text-box>
            <text:p text:style-name="P1"><text:span text:style-name="T2">+</text:span></text:p>
          </draw:text-box>
        </draw:frame>
        <draw:frame draw:style-name="gr50" draw:layer="layout" svg:width="0.853cm" svg:height="0.602cm" svg:x="30.021cm" svg:y="17.93cm">
          <draw:text-box>
            <text:p text:style-name="P1"><text:span text:style-name="T1">URI</text:span></text:p>
          </draw:text-box>
        </draw:frame>
        <draw:frame draw:style-name="gr83" draw:layer="layout" svg:width="4.117cm" svg:height="0.602cm" svg:x="30.021cm" svg:y="18.46cm">
          <draw:text-box>
            <text:p text:style-name="P1"><text:span text:style-name="T1">_add_AllowedValue</text:span></text:p>
          </draw:text-box>
        </draw:frame>
        <draw:frame draw:style-name="gr52" draw:layer="layout" svg:width="3.037cm" svg:height="0.602cm" svg:x="30.021cm" svg:y="18.989cm">
          <draw:text-box>
            <text:p text:style-name="P1"><text:span text:style-name="T1">_generate_URI</text:span></text:p>
          </draw:text-box>
        </draw:frame>
        <draw:frame draw:style-name="gr84" draw:layer="layout" svg:width="3.867cm" svg:height="0.602cm" svg:x="30.021cm" svg:y="19.518cm">
          <draw:text-box>
            <text:p text:style-name="P1"><text:span text:style-name="T1">add_AllowedValue</text:span></text:p>
          </draw:text-box>
        </draw:frame>
        <draw:frame draw:style-name="gr85" draw:layer="layout" svg:width="2.957cm" svg:height="0.602cm" svg:x="30.021cm" svg:y="20.047cm">
          <draw:text-box>
            <text:p text:style-name="P1"><text:span text:style-name="T1">allowedValues</text:span></text:p>
          </draw:text-box>
        </draw:frame>
        <draw:frame draw:style-name="gr57" draw:layer="layout" svg:width="0.971cm" svg:height="0.602cm" svg:x="30.021cm" svg:y="20.576cm">
          <draw:text-box>
            <text:p text:style-name="P1"><text:span text:style-name="T1">label</text:span></text:p>
          </draw:text-box>
        </draw:frame>
        <draw:frame draw:style-name="gr86" draw:layer="layout" svg:width="2.076cm" svg:height="0.602cm" svg:x="30.021cm" svg:y="21.105cm">
          <draw:text-box>
            <text:p text:style-name="P1"><text:span text:style-name="T1">maxCount</text:span></text:p>
          </draw:text-box>
        </draw:frame>
        <draw:frame draw:style-name="gr17" draw:layer="layout" svg:width="0.967cm" svg:height="0.602cm" svg:x="30.021cm" svg:y="21.635cm">
          <draw:text-box>
            <text:p text:style-name="P1"><text:span text:style-name="T1">meta</text:span></text:p>
          </draw:text-box>
        </draw:frame>
        <draw:frame draw:style-name="gr87" draw:layer="layout" svg:width="1.996cm" svg:height="0.602cm" svg:x="30.021cm" svg:y="22.164cm">
          <draw:text-box>
            <text:p text:style-name="P1"><text:span text:style-name="T1">minCount</text:span></text:p>
          </draw:text-box>
        </draw:frame>
        <draw:frame draw:style-name="gr88" draw:layer="layout" svg:width="3.236cm" svg:height="0.602cm" svg:x="30.021cm" svg:y="22.693cm">
          <draw:text-box>
            <text:p text:style-name="P1"><text:span text:style-name="T1">onPropertyType</text:span></text:p>
          </draw:text-box>
        </draw:frame>
        <draw:frame draw:style-name="gr61" draw:layer="layout" svg:width="0.861cm" svg:height="0.602cm" svg:x="30.021cm" svg:y="23.222cm">
          <draw:text-box>
            <text:p text:style-name="P1"><text:span text:style-name="T1">type</text:span></text:p>
          </draw:text-box>
        </draw:frame>
        <draw:frame draw:style-name="gr89" xml:id="id11" draw:id="id11" draw:layer="layout" svg:width="7.106cm" svg:height="0.602cm" svg:x="33.959cm" svg:y="3.515cm">
          <draw:text-box>
            <text:p text:style-name="P1"><text:span text:style-name="T1">FAIR::Profile::SerializableProperty</text:span></text:p>
          </draw:text-box>
        </draw:frame>
        <draw:frame draw:style-name="gr5" draw:layer="layout" svg:width="0.281cm" svg:height="0.602cm" svg:x="35.335cm" svg:y="4.82cm">
          <draw:text-box>
            <text:p text:style-name="P1"><text:span text:style-name="T2">+</text:span></text:p>
          </draw:text-box>
        </draw:frame>
        <draw:frame draw:style-name="gr17" draw:layer="layout" svg:width="0.967cm" svg:height="0.602cm" svg:x="37.028cm" svg:y="4.82cm">
          <draw:text-box>
            <text:p text:style-name="P1"><text:span text:style-name="T1">meta</text:span></text:p>
          </draw:text-box>
        </draw:frame>
        <draw:frame draw:style-name="gr43" xml:id="id14" draw:id="id14" draw:layer="layout" svg:width="1.128cm" svg:height="0.602cm" svg:x="25.851cm" svg:y="9.31cm">
          <draw:text-box>
            <text:p text:style-name="P1"><text:span text:style-name="T1">FAIR</text:span></text:p>
          </draw:text-box>
        </draw:frame>
        <draw:frame draw:style-name="gr5" draw:layer="layout" svg:width="0.281cm" svg:height="0.602cm" svg:x="25.034cm" svg:y="9.31cm">
          <draw:text-box>
            <text:p text:style-name="P1"><text:span text:style-name="T2">+</text:span></text:p>
          </draw:text-box>
        </draw:frame>
        <draw:connector draw:style-name="gr90" draw:text-style-name="P2" draw:layer="layout" draw:type="curve" svg:x1="23.473cm" svg:y1="13.716cm" svg:x2="26.582cm" svg:y2="3.169cm" draw:start-shape="id1" draw:end-shape="id2" svg:d="M23473 13716c0-7909 3109-2636 3109-10547">
          <text:p/>
        </draw:connector>
        <draw:connector draw:style-name="gr90" draw:text-style-name="P2" draw:layer="layout" draw:type="curve" svg:x1="23.473cm" svg:y1="13.716cm" svg:x2="12.509cm" svg:y2="17.18cm" draw:start-shape="id1" draw:start-glue-point="0" draw:end-shape="id3" svg:d="M23473 13716c0-777-10964-2509-10964 3464">
          <text:p/>
        </draw:connector>
        <draw:connector draw:style-name="gr90" draw:text-style-name="P2" draw:layer="layout" draw:type="curve" draw:line-skew="0.194cm" svg:x1="20.531cm" svg:y1="14.157cm" svg:x2="29.527cm" svg:y2="16.926cm" draw:start-shape="id1" draw:start-glue-point="3" draw:end-shape="id4" svg:d="M20531 14157c-486 0-4984 2769 8996 2769">
          <text:p/>
        </draw:connector>
        <draw:connector draw:style-name="gr90" draw:text-style-name="P2" draw:layer="layout" draw:type="curve" svg:x1="12.509cm" svg:y1="17.18cm" svg:x2="26.582cm" svg:y2="2.286cm" draw:start-shape="id3" draw:end-shape="id2" draw:end-glue-point="0" svg:d="M12509 17180c0-23118 14073-15671 14073-14894">
          <text:p/>
        </draw:connector>
        <draw:connector draw:style-name="gr90" draw:text-style-name="P2" draw:layer="layout" draw:type="curve" draw:line-skew="-0.377cm" svg:x1="38.255cm" svg:y1="18.382cm" svg:x2="29.035cm" svg:y2="2.727cm" draw:start-shape="id5" draw:end-shape="id2" draw:end-glue-point="1" svg:d="M38255 18382c-7480 0-2871-15655-9220-15655">
          <text:p/>
        </draw:connector>
        <draw:connector draw:style-name="gr90" draw:text-style-name="P2" draw:layer="layout" draw:type="curve" svg:x1="8.312cm" svg:y1="1.249cm" svg:x2="12.873cm" svg:y2="1.915cm" draw:start-shape="id6" draw:start-glue-point="1" draw:end-shape="id7" draw:end-glue-point="3" svg:d="M8312 1249c3421 0 1141 666 4561 666">
          <text:p/>
        </draw:connector>
        <draw:connector draw:style-name="gr90" draw:text-style-name="P2" draw:layer="layout" draw:type="curve" svg:x1="12.509cm" svg:y1="17.18cm" svg:x2="37.363cm" svg:y2="3.273cm" draw:start-shape="id3" draw:end-shape="id8" draw:end-glue-point="0" svg:d="M12509 17180c0-21637 24854-14684 24854-13907">
          <text:p/>
        </draw:connector>
        <draw:connector draw:style-name="gr90" draw:text-style-name="P2" draw:layer="layout" draw:type="curve" svg:x1="50.547cm" svg:y1="5.394cm" svg:x2="29.035cm" svg:y2="2.727cm" draw:start-shape="id9" draw:start-glue-point="1" draw:end-shape="id2" svg:d="M50547 5394c777 0 11533-2667-21512-2667">
          <text:p/>
        </draw:connector>
        <draw:connector draw:style-name="gr90" draw:text-style-name="P2" draw:layer="layout" draw:type="curve" svg:x1="36.576cm" svg:y1="16.824cm" svg:x2="41.176cm" svg:y2="17.78cm" draw:start-shape="id10" draw:end-shape="id5" draw:end-glue-point="0" svg:d="M36576 16824c3067 0 4600 318 4600 956">
          <text:p/>
        </draw:connector>
        <draw:connector draw:style-name="gr90" draw:text-style-name="P2" draw:layer="layout" draw:type="curve" draw:line-skew="-0.486cm" svg:x1="36.576cm" svg:y1="16.824cm" svg:x2="41.065cm" svg:y2="3.816cm" draw:start-shape="id10" draw:end-shape="id11" draw:end-glue-point="1" svg:d="M36576 16824c6754 0 4510-13008 4489-13008">
          <text:p/>
        </draw:connector>
        <draw:connector draw:style-name="gr90" draw:text-style-name="P2" draw:layer="layout" draw:type="curve" draw:line-skew="-1.305cm" svg:x1="45.466cm" svg:y1="5.394cm" svg:x2="26.416cm" svg:y2="14.157cm" draw:start-shape="id9" draw:end-shape="id1" svg:d="M45466 5394c-16245 0-6720 8763-19050 8763">
          <text:p/>
        </draw:connector>
        <draw:frame draw:style-name="gr91" draw:text-style-name="P1" draw:layer="layout" svg:width="4.671cm" svg:height="5.457cm" svg:x="45.494cm" svg:y="14.024cm">
          <draw:text-box>
            <text:p text:style-name="P1"><text:span text:style-name="T3">Dependencies</text:span><text:span text:style-name="T1">:</text:span></text:p>
            <text:p text:style-name="P1"><text:span text:style-name="T1">RDF::Trine::Parser</text:span></text:p>
            <text:p text:style-name="P1"><text:span text:style-name="T1">RDF::Trine::Model</text:span></text:p>
            <text:p text:style-name="P1"><text:span text:style-name="T1">RDF::Query</text:span></text:p>
            <text:p text:style-name="P1"><text:span text:style-name="T1">LWP::Simple</text:span></text:p>
            <text:p text:style-name="P1"><text:span text:style-name="T1">FAIR::NAMESPACES</text:span></text:p>
            <text:p text:style-name="P1"><text:span text:style-name="T1">FAIR::Profile</text:span></text:p>
          </draw:text-box>
        </draw:frame>
        <draw:connector draw:style-name="gr90" draw:text-style-name="P2" draw:layer="layout" draw:type="curve" svg:x1="16.129cm" svg:y1="17.621cm" svg:x2="39.617cm" svg:y2="18.344cm" draw:start-shape="id3" draw:end-shape="id12" draw:end-glue-point="0" svg:d="M16129 17621c15659 0 23488 241 23488 723">
          <text:p/>
        </draw:connector>
        <draw:connector draw:style-name="gr90" draw:text-style-name="P2" draw:layer="layout" draw:type="curve" svg:x1="26.416cm" svg:y1="14.157cm" svg:x2="38.431cm" svg:y2="18.645cm" draw:start-shape="id1" draw:end-shape="id12" svg:d="M26416 14157c9025 0 3018 4488 12015 4488">
          <text:p/>
        </draw:connector>
        <draw:connector draw:style-name="gr90" draw:text-style-name="P2" draw:layer="layout" draw:type="curve" svg:x1="2.523cm" svg:y1="21.209cm" svg:x2="3.302cm" svg:y2="1.249cm" draw:start-shape="id13" draw:start-glue-point="0" draw:end-shape="id6" draw:end-glue-point="3" svg:d="M2523 21209c0-13307 259-19960 779-19960">
          <text:p/>
        </draw:connector>
        <draw:frame draw:style-name="gr92" draw:text-style-name="P1" draw:layer="layout" svg:width="4.379cm" svg:height="1.489cm" svg:x="33.848cm" svg:y="5.715cm">
          <draw:text-box>
            <text:p text:style-name="P1"><text:span text:style-name="T3">Dependenciess</text:span><text:span text:style-name="T1">:</text:span></text:p>
            <text:p text:style-name="P1"><text:span text:style-name="T1">Moose::Role</text:span></text:p>
            <text:p text:style-name="P1"><text:span text:style-name="T1"/></text:p>
          </draw:text-box>
        </draw:frame>
        <draw:frame draw:style-name="gr93" draw:text-style-name="P3" draw:layer="layout" svg:width="5.831cm" svg:height="5.457cm" svg:x="3.429cm" svg:y="10.033cm">
          <draw:text-box>
            <text:p text:style-name="P3"><text:span text:style-name="T4">Dependencies</text:span><text:span text:style-name="T5">:</text:span></text:p>
            <text:p text:style-name="P3"><text:span text:style-name="T5">Moose</text:span></text:p>
            <text:p text:style-name="P3"><text:span text:style-name="T5">URI::Escape</text:span></text:p>
            <text:p text:style-name="P3"><text:span text:style-name="T5">JSON</text:span></text:p>
            <text:p text:style-name="P3"><text:span text:style-name="T5">FAIR::AccessorConfig</text:span></text:p>
            <text:p text:style-name="P3"><text:span text:style-name="T5">RDF::Trine::Parser</text:span></text:p>
            <text:p text:style-name="P3"><text:span text:style-name="T5">RDF::Trine::Model</text:span></text:p>
            <text:p text:style-name="P3"><text:span text:style-name="T5">RDF::Trine::Statement</text:span></text:p>
            <text:p text:style-name="P3"><text:span text:style-name="T5">RDF::Trine::Node::Resource</text:span></text:p>
            <text:p text:style-name="P3"><text:span text:style-name="T5">RDF::Trine::Node::Literal</text:span></text:p>
            <text:p text:style-name="P3"><text:span text:style-name="T5">Log::Log4perl</text:span></text:p>
          </draw:text-box>
        </draw:frame>
        <draw:frame draw:style-name="gr94" draw:text-style-name="P1" draw:layer="layout" svg:width="5.141cm" svg:height="1.985cm" svg:x="13.589cm" svg:y="10.969cm">
          <draw:text-box>
            <text:p text:style-name="P1"><text:span text:style-name="T3">Dependencies:</text:span></text:p>
            <text:p text:style-name="P1"><text:span text:style-name="T1">Moose</text:span></text:p>
            <text:p text:style-name="P1"><text:span text:style-name="T1">RDF::NS '20131205'</text:span></text:p>
            <text:p text:style-name="P1"><text:span text:style-name="T1"/></text:p>
          </draw:text-box>
        </draw:frame>
        <draw:frame draw:style-name="gr95" draw:text-style-name="P1" draw:layer="layout" svg:width="5.598cm" svg:height="3.048cm" svg:x="20.711cm" svg:y="24.003cm">
          <draw:text-box>
            <text:p text:style-name="P1"><text:span text:style-name="T3">Dependencies:</text:span></text:p>
            <text:p text:style-name="P1"><text:span text:style-name="T1">Moose</text:span></text:p>
            <text:p text:style-name="P1"><text:span text:style-name="T1">FAIR::NAMESPACES</text:span></text:p>
            <text:p text:style-name="P1"><text:span text:style-name="T1">FAIR::Profile::Class</text:span></text:p>
            <text:p text:style-name="P1"><text:span text:style-name="T1">FAIR::Profile::Property</text:span></text:p>
            <text:p text:style-name="P1"><text:span text:style-name="T1">RDF::Trine::Store::Memory</text:span></text:p>
          </draw:text-box>
        </draw:frame>
        <draw:frame draw:style-name="gr96" draw:text-style-name="P1" draw:layer="layout" svg:width="7.106cm" svg:height="3.175cm" svg:x="29.337cm" svg:y="24.13cm">
          <draw:text-box>
            <text:p text:style-name="P1"><text:span text:style-name="T3">Dependenciess</text:span><text:span text:style-name="T1">:</text:span></text:p>
            <text:p text:style-name="P1"><text:span text:style-name="T1">Moose</text:span></text:p>
            <text:p text:style-name="P1"><text:span text:style-name="T1">FAIR::NAMESPACES</text:span></text:p>
            <text:p text:style-name="P1"><text:span text:style-name="T1">UUID::Generator::PurePerl</text:span></text:p>
            <text:p text:style-name="P1"><text:span text:style-name="T1">FAIR::Base</text:span></text:p>
            <text:p text:style-name="P1"><text:span text:style-name="T1">FAIR::Profile::SerializableProperty</text:span></text:p>
          </draw:text-box>
        </draw:frame>
        <draw:frame draw:style-name="gr97" draw:text-style-name="P1" draw:layer="layout" svg:width="5.941cm" svg:height="4.856cm" svg:x="38.382cm" svg:y="21.336cm">
          <draw:text-box>
            <text:p text:style-name="P1"><text:span text:style-name="T3">Dependencies</text:span><text:span text:style-name="T1">:</text:span></text:p>
            <text:p text:style-name="P1"><text:span text:style-name="T1">RDF::Trine::Store::Memory</text:span></text:p>
            <text:p text:style-name="P1"><text:span text:style-name="T1">RDF::Trine::Model</text:span></text:p>
            <text:p text:style-name="P1"><text:span text:style-name="T1">RDF::Trine::Namespace</text:span></text:p>
            <text:p text:style-name="P1"><text:span text:style-name="T1">RDF::Trine::Statement</text:span></text:p>
            <text:p text:style-name="P1"><text:span text:style-name="T1">RDF::Trine::Node::Resource</text:span></text:p>
            <text:p text:style-name="P1"><text:span text:style-name="T1">RDF::Trine::Node::Literal</text:span></text:p>
            <text:p text:style-name="P1"><text:span text:style-name="T1">FAIR::NAMESPACES</text:span></text:p>
          </draw:text-box>
        </draw:frame>
        <draw:frame draw:style-name="gr98" draw:text-style-name="P1" draw:layer="layout" svg:width="7.106cm" svg:height="2.481cm" svg:x="8.89cm" svg:y="24.257cm">
          <draw:text-box>
            <text:p text:style-name="P1"><text:span text:style-name="T3">Dependencies</text:span><text:span text:style-name="T1">:</text:span></text:p>
            <text:p text:style-name="P1"><text:span text:style-name="T1">Moose</text:span></text:p>
            <text:p text:style-name="P1"><text:span text:style-name="T1">FAIR::NAMESPACES</text:span></text:p>
            <text:p text:style-name="P1"><text:span text:style-name="T1">FAIR::Profile::SerializableProperty</text:span></text:p>
            <text:p text:style-name="P1"><text:span text:style-name="T1">FAIR::Base</text:span></text:p>
          </draw:text-box>
        </draw:frame>
        <draw:frame draw:style-name="gr99" draw:text-style-name="P3" draw:layer="layout" svg:width="6.264cm" svg:height="1.263cm" svg:x="0.381cm" svg:y="23.629cm">
          <draw:text-box>
            <text:p text:style-name="P3"><text:span text:style-name="T6">Dependencies</text:span><text:span text:style-name="T7">:</text:span></text:p>
            <text:p text:style-name="P3"><text:span text:style-name="T7">FAIR::AccessorBase</text:span></text:p>
          </draw:text-box>
        </draw:frame>
        <draw:connector draw:style-name="gr90" draw:text-style-name="P2" draw:layer="layout" draw:type="curve" svg:x1="32.963cm" svg:y1="16.383cm" svg:x2="26.415cm" svg:y2="9.912cm" draw:start-shape="id10" draw:start-glue-point="0" draw:end-shape="id14" draw:end-glue-point="2" svg:d="M32963 16383c0-4866-6548-1631-6548-64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3.238cm" fo:page-height="38.58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8-06T18:30:34</dc:date>
    <meta:editing-duration>PT16H56M48S</meta:editing-duration>
    <meta:editing-cycles>22</meta:editing-cycles>
    <meta:generator>OpenOffice/4.1.1$Unix OpenOffice.org_project/411m6$Build-9775</meta:generator>
    <dc:creator>Arnold Kuzniar</dc:creator>
    <meta:document-statistic meta:object-count="275"/>
  </office:meta>
</office:document-meta>
</file>